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measure" style:list-style-name="L1">
      <style:graphic-properties svg:stroke-width="0.2cm" draw:marker-start-width="0.8cm" draw:marker-end-width="0.8cm" draw:textarea-vertical-align="middle"/>
    </style:style>
    <style:style style:name="gr3" style:family="graphic" style:parent-style-name="measure" style:list-style-name="L1">
      <style:graphic-properties svg:stroke-width="0.2cm" draw:marker-start-width="0.8cm" draw:marker-end-width="0.8cm" draw:textarea-vertical-align="middle"/>
    </style:style>
    <style:style style:name="gr4" style:family="graphic" style:parent-style-name="measure" style:list-style-name="L1">
      <style:graphic-properties svg:stroke-width="0.2cm" draw:marker-start-width="0.8cm" draw:marker-end-width="0.8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cm" svg:height="5.38cm" svg:x="0.25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3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3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8.3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8.3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13.6cm" svg:y="4.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cm" svg:height="5.38cm" svg:x="13.6cm" svg:y="4.46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6.28cm" svg:y1="4.56cm" svg:x2="8.39cm" svg:y2="4.56cm">
          <text:p text:style-name="P2"><text:span text:style-name="T1">a</text:span><text:measure text:kind="gap"/></text:p>
        </draw:measure>
        <draw:measure draw:style-name="gr3" draw:text-style-name="P2" draw:layer="measurelines" svg:x1="11.58cm" svg:y1="4.571cm" svg:x2="16.87cm" svg:y2="4.571cm">
          <text:p text:style-name="P2"><text:span text:style-name="T1">d</text:span><text:measure text:kind="gap"/></text:p>
        </draw:measure>
        <draw:measure draw:style-name="gr4" draw:text-style-name="P3" draw:layer="measurelines" svg:x1="17cm" svg:y1="4.49cm" svg:x2="17.01cm" svg:y2="9.77cm">
          <text:p text:style-name="P3"/>
          <text:p text:style-name="P3"/>
          <text:p text:style-name="P3"/>
          <text:p text:style-name="P3"><text:span text:style-name="T1">H</text:span></text:p>
        </draw:measure>
        <draw:custom-shape draw:style-name="gr1" draw:text-style-name="P1" draw:layer="layout" svg:width="1.27cm" svg:height="1.27cm" draw:transform="rotate (-0.792030414555027) translate (0.821cm 4.5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.27cm" svg:height="1.27cm" draw:transform="rotate (-0.792030414555027) translate (0.818cm 5.6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.27cm" svg:height="1.27cm" draw:transform="rotate (-0.792030414555027) translate (0.818cm 6.7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.27cm" svg:height="1.27cm" draw:transform="rotate (-0.792030414555027) translate (0.828cm 7.62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inek </meta:initial-creator>
    <meta:creation-date>2015-05-15T11:04:39.882684404</meta:creation-date>
    <dc:date>2015-05-15T11:17:36.423323298</dc:date>
    <dc:creator>cinek </dc:creator>
    <meta:editing-duration>PT1M34S</meta:editing-duration>
    <meta:editing-cycles>2</meta:editing-cycles>
    <meta:generator>LibreOffice/4.2.7.2$Linux_X86_64 LibreOffice_project/420m0$Build-2</meta:generator>
    <meta:document-statistic meta:object-count="14"/>
  </office:meta>
</office:document-meta>
</file>